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5.8813in" fo:margin-left="0.5146in" fo:margin-right="0.5292in" table:align="margins"/>
    </style:style>
    <style:style style:name="Table2.A" style:family="table-column">
      <style:table-column-properties style:column-width="1.5521in" style:rel-column-width="17294*"/>
    </style:style>
    <style:style style:name="Table2.B" style:family="table-column">
      <style:table-column-properties style:column-width="4.3292in" style:rel-column-width="48241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.A2" style:family="table-cell">
      <style:table-cell-properties style:vertical-align="middle" fo:padding="0.0382in" fo:border-left="0.05pt solid #0000ff" fo:border-right="none" fo:border-top="0.05pt solid #0000ff" fo:border-bottom="0.05pt solid #0000ff"/>
    </style:style>
    <style:style style:name="Table2.B2" style:family="table-cell">
      <style:table-cell-properties fo:padding="0.0382in" fo:border="0.05pt solid #0000ff"/>
    </style:style>
    <style:style style:name="Table1" style:family="table">
      <style:table-properties style:width="5.8813in" fo:margin-left="0.5146in" fo:margin-right="0.5292in" table:align="margins"/>
    </style:style>
    <style:style style:name="Table1.A" style:family="table-column">
      <style:table-column-properties style:column-width="1.6417in" style:rel-column-width="18293*"/>
    </style:style>
    <style:style style:name="Table1.B" style:family="table-column">
      <style:table-column-properties style:column-width="4.2396in" style:rel-column-width="47242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.A2" style:family="table-cell">
      <style:table-cell-properties style:vertical-align="middle" fo:padding="0.0382in" fo:border-left="0.05pt solid #0000ff" fo:border-right="none" fo:border-top="0.05pt solid #0000ff" fo:border-bottom="0.05pt solid #0000ff"/>
    </style:style>
    <style:style style:name="Table1.B2" style:family="table-cell">
      <style:table-cell-properties fo:padding="0.0382in" fo:border="0.05pt solid #0000ff"/>
    </style:style>
    <style:style style:name="Table1.A3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.B6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.B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.B8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0" style:family="table">
      <style:table-properties style:width="5.8819in" table:align="center"/>
    </style:style>
    <style:style style:name="Table10.A" style:family="table-column">
      <style:table-column-properties style:column-width="1.8625in"/>
    </style:style>
    <style:style style:name="Table10.B" style:family="table-column">
      <style:table-column-properties style:column-width="4.0194in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0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0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0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" style:family="table">
      <style:table-properties style:width="5.8819in" table:align="center"/>
    </style:style>
    <style:style style:name="Table3.A" style:family="table-column">
      <style:table-column-properties style:column-width="1.8625in"/>
    </style:style>
    <style:style style:name="Table3.B" style:family="table-column">
      <style:table-column-properties style:column-width="4.0194in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" style:family="table">
      <style:table-properties style:width="5.8819in" table:align="center"/>
    </style:style>
    <style:style style:name="Table4.A" style:family="table-column">
      <style:table-column-properties style:column-width="1.8625in"/>
    </style:style>
    <style:style style:name="Table4.B" style:family="table-column">
      <style:table-column-properties style:column-width="4.0194in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4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4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5" style:family="table">
      <style:table-properties style:width="5.8819in" table:align="center"/>
    </style:style>
    <style:style style:name="Table5.A" style:family="table-column">
      <style:table-column-properties style:column-width="1.8625in"/>
    </style:style>
    <style:style style:name="Table5.B" style:family="table-column">
      <style:table-column-properties style:column-width="4.0194in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5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5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5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6" style:family="table">
      <style:table-properties style:width="5.8819in" table:align="center"/>
    </style:style>
    <style:style style:name="Table6.A" style:family="table-column">
      <style:table-column-properties style:column-width="1.8625in"/>
    </style:style>
    <style:style style:name="Table6.B" style:family="table-column">
      <style:table-column-properties style:column-width="4.0194in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6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6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6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9" style:family="table">
      <style:table-properties style:width="4.9979in" fo:margin-left="0.5146in" fo:margin-right="1.4125in" table:align="margins"/>
    </style:style>
    <style:style style:name="Table9.A" style:family="table-column">
      <style:table-column-properties style:column-width="4.9979in" style:rel-column-width="7197*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382in" fo:border="0.05pt solid #0000ff"/>
    </style:style>
    <style:style style:name="Table9.A2" style:family="table-cell">
      <style:table-cell-properties fo:padding="0.0382in" fo:border-left="0.05pt solid #0000ff" fo:border-right="0.05pt solid #0000ff" fo:border-top="none" fo:border-bottom="0.05pt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Code_20_Listing">
      <style:paragraph-properties fo:break-before="page"/>
      <style:text-properties fo:color="#000080"/>
    </style:style>
    <style:style style:name="P3" style:family="paragraph" style:parent-style-name="Method_20_Body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5" style:family="paragraph" style:parent-style-name="Table_20_Contents">
      <style:text-properties fo:color="#c5000b" fo:font-size="11pt" fo:font-weight="bold" fo:background-color="transparent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Method_20_Code_20_Listing">
      <style:text-properties fo:color="#000080"/>
    </style:style>
    <style:style style:name="P8" style:family="paragraph" style:parent-style-name="Method_20_Code_20_Listing">
      <style:text-properties style:font-name="DejaVu Sans Mono1" fo:font-size="9pt" style:font-size-asian="9pt" style:font-size-complex="9pt"/>
    </style:style>
    <style:style style:name="P9" style:family="paragraph" style:parent-style-name="Method_20_Code_20_Listing">
      <style:paragraph-properties fo:margin-left="0.472in" fo:margin-right="0in" fo:text-indent="0in" style:auto-text-indent="false"/>
      <style:text-properties fo:color="#000080"/>
    </style:style>
    <style:style style:name="P10" style:family="paragraph" style:parent-style-name="Method_20_Body">
      <style:paragraph-properties fo:margin-left="0in" fo:margin-right="0in" fo:text-indent="0in" style:auto-text-indent="false"/>
    </style:style>
    <style:style style:name="P11" style:family="paragraph" style:parent-style-name="Method_20_Indent">
      <style:paragraph-properties fo:margin-left="0in" fo:margin-right="0in" fo:text-indent="0in" style:auto-text-indent="false"/>
    </style:style>
    <style:style style:name="P12" style:family="paragraph" style:parent-style-name="Method_20_Table_20_Description">
      <style:text-properties fo:font-weight="bold" style:font-weight-asian="bold" style:font-weight-complex="bold"/>
    </style:style>
    <style:style style:name="P13" style:family="paragraph" style:parent-style-name="Code_20_Listing">
      <style:text-properties fo:color="#000080"/>
    </style:style>
    <style:style style:name="P14" style:family="paragraph" style:parent-style-name="Code_20_Listing">
      <style:paragraph-properties fo:margin-left="0.1181in" fo:margin-right="0in" fo:text-indent="0in" style:auto-text-indent="false"/>
      <style:text-properties fo:color="#000080"/>
    </style:style>
    <style:style style:name="P15" style:family="paragraph" style:parent-style-name="Standard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6" style:family="paragraph" style:parent-style-name="Standard">
      <style:text-properties fo:font-size="14pt" style:font-size-asian="14pt" style:font-size-complex="14pt"/>
    </style:style>
    <style:style style:name="P17" style:family="paragraph" style:parent-style-name="Method_20_Body">
      <style:text-properties fo:font-weight="bold" style:font-weight-asian="bold" style:font-weight-complex="bold"/>
    </style:style>
    <style:style style:name="P18" style:family="paragraph" style:parent-style-name="Criteria_20_Body"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rsid="001e66fd" officeooo:paragraph-rsid="001079dc" fo:background-color="#0000ff" style:font-weight-asian="normal" style:font-weight-complex="bold"/>
    </style:style>
    <style:style style:name="P20" style:family="paragraph" style:parent-style-name="Table_20_Contents">
      <style:text-properties fo:font-size="11pt" fo:font-weight="bold" officeooo:rsid="00179b03" officeooo:paragraph-rsid="001079dc" fo:background-color="transparent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fo:font-size="11pt" fo:font-weight="bold" officeooo:rsid="00115fd3" officeooo:paragraph-rsid="00115fd3" fo:background-color="transparent" style:font-size-asian="11pt" style:font-weight-asian="bold" style:font-size-complex="11pt" style:font-weight-complex="bold"/>
    </style:style>
    <style:style style:name="P22" style:family="paragraph" style:parent-style-name="Method_20_Table_20_Description" style:list-style-name="L2">
      <style:paragraph-properties fo:margin-left="0in" fo:margin-right="0in" fo:text-indent="-0.25in" style:auto-text-indent="false"/>
    </style:style>
    <style:style style:name="P23" style:family="paragraph" style:parent-style-name="Coding_20_Title">
      <style:paragraph-properties fo:break-before="page"/>
    </style:style>
    <style:style style:name="P24" style:family="paragraph" style:parent-style-name="Method_20_Title">
      <style:paragraph-properties fo:break-before="page"/>
    </style:style>
    <style:style style:name="P25" style:family="paragraph" style:parent-style-name="Standard" style:list-style-name="L1"/>
    <style:style style:name="P26" style:family="paragraph" style:parent-style-name="Criteria_20_Body" style:list-style-name="L1">
      <style:text-properties fo:font-size="11pt" style:font-size-asian="11pt" style:font-size-complex="11pt"/>
    </style:style>
    <style:style style:name="P27" style:family="paragraph" style:parent-style-name="Method_20_Listing_20_Title">
      <style:paragraph-properties fo:break-before="page"/>
    </style:style>
    <style:style style:name="P28" style:family="paragraph" style:parent-style-name="Method_20_Listing_20_Title">
      <style:paragraph-properties fo:margin-left="0in" fo:margin-right="0in" fo:text-indent="0in" style:auto-text-indent="false"/>
      <style:text-properties officeooo:paragraph-rsid="001079dc"/>
    </style:style>
    <style:style style:name="P29" style:family="paragraph" style:parent-style-name="Criteria_20_Title">
      <style:text-properties fo:font-weight="bold" style:font-weight-asian="bold" style:font-weight-complex="bold"/>
    </style:style>
    <style:style style:name="P30" style:family="paragraph" style:parent-style-name="Method_20_Body" style:list-style-name="L3"/>
    <style:style style:name="P31" style:family="paragraph" style:parent-style-name="Method_20_Body" style:list-style-name="L4"/>
    <style:style style:name="P32" style:family="paragraph" style:parent-style-name="Method_20_Body" style:list-style-name="L5"/>
    <style:style style:name="P33" style:family="paragraph" style:parent-style-name="Method_20_Body" style:list-style-name="L6"/>
    <style:style style:name="P34" style:family="paragraph" style:parent-style-name="Method_20_Body" style:list-style-name="L7"/>
    <style:style style:name="P35" style:family="paragraph" style:parent-style-name="Method_20_Body" style:list-style-name="L8"/>
    <style:style style:name="P36" style:family="paragraph" style:parent-style-name="Method_20_Body" style:list-style-name="L9"/>
    <style:style style:name="P37" style:family="paragraph" style:parent-style-name="Method_20_Body" style:list-style-name="L10"/>
    <style:style style:name="P38" style:family="paragraph" style:parent-style-name="Method_20_Body" style:list-style-name="L11"/>
    <style:style style:name="P39" style:family="paragraph" style:parent-style-name="Method_20_Body">
      <style:text-properties officeooo:paragraph-rsid="001079dc"/>
    </style:style>
    <style:style style:name="P40" style:family="paragraph" style:parent-style-name="Method_20_Body" style:list-style-name="L4">
      <style:paragraph-properties fo:margin-left="0.9846in" fo:margin-right="0in" fo:text-indent="-0.25in" style:auto-text-indent="false"/>
    </style:style>
    <style:style style:name="P41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0.5pt" fo:font-weight="normal" officeooo:rsid="001cc3df" officeooo:paragraph-rsid="001079dc" style:font-name-asian="Monospace" style:font-size-asian="10.5pt" style:font-weight-asian="normal" style:font-name-complex="Monospace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weight-complex="bold"/>
    </style:style>
    <style:style style:name="T5" style:family="text">
      <style:text-properties style:font-style-asian="normal" style:font-style-complex="normal" style:font-weight-complex="normal"/>
    </style:style>
    <style:style style:name="T6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size-asian="11pt" style:font-style-asian="normal" style:font-size-complex="11pt" style:font-style-complex="normal" style:font-weight-complex="normal"/>
    </style:style>
    <style:style style:name="T9" style:family="text">
      <style:text-properties fo:color="#c5000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-asian="Monospace" style:font-name-complex="Monospace"/>
    </style:style>
    <style:style style:name="T12" style:family="text">
      <style:text-properties style:font-name="DejaVu Sans Mono1" fo:font-size="9pt" style:font-name-asian="Monospace" style:font-size-asian="9pt" style:font-name-complex="Monospace" style:font-size-complex="9pt"/>
    </style:style>
    <style:style style:name="T13" style:family="text">
      <style:text-properties officeooo:rsid="001cc3df"/>
    </style:style>
    <style:style style:name="T14" style:family="text">
      <style:text-properties officeooo:rsid="00179b0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Autoload\Spl</text:h>
      <text:p text:style-name="Class_20_Description"/>
      <text:p text:style-name="Class_20_Description">The <text:span text:style-name="T3">Autoload\Spl</text:span> class is a static convenience class wrapper for the <text:span text:style-name="T1">PHP spl_autoloader</text:span> functions.</text:p>
      <text:p text:style-name="P16"/>
      <text:h text:style-name="P29" text:outline-level="2">Design criteria and considerations</text:h>
      <text:p text:style-name="P18"/>
      <text:list xml:id="list8153332983346867049" text:style-name="L1">
        <text:list-item>
          <text:p text:style-name="P26">Uses <text:span text:style-name="Class_20_Variables"><text:span text:style-name="T4">Stack\Extension</text:span></text:span> to manage the stack returned from the <text:span text:style-name="Class_20_Variables"><text:span text:style-name="T2">spl_autoloader</text:span></text:span> functions;</text:p>
        </text:list-item>
        <text:list-item>
          <text:p text:style-name="P25">Uses the <text:span text:style-name="Class_20_Variables"><text:span text:style-name="T5">Library\Autoload</text:span></text:span> namespace;</text:p>
        </text:list-item>
        <text:list-item>
          <text:p text:style-name="P25">Uses the <text:span text:style-name="Class_20_Variables">Autoload\Exception</text:span> and <text:span text:style-name="Class_20_Variables">Error</text:span> classes to throw exceptions upon error.</text:p>
        </text:list-item>
      </text:list>
      <text:p text:style-name="Standard"/>
      <text:h text:style-name="P28" text:outline-level="4"><text:span text:style-name="T13">Dependencie</text:span>s</text:h>
      <text:p text:style-name="P39"/>
      <text:p text:style-name="P39">The <text:span text:style-name="Class_20_Variables">Autoload\</text:span><text:span text:style-name="Class_20_Variables"><text:span text:style-name="T14">Libraries</text:span></text:span> class contains the following <text:span text:style-name="T13">external dependencies</text:span>:</text:p>
      <text:p text:style-name="P3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9">Class Name</text:p>
          </table:table-cell>
        </table:table-row>
        <table:table-row>
          <table:table-cell table:style-name="Table9.A2" office:value-type="string">
            <text:p text:style-name="P20">Library\Autoload\Exception</text:p>
          </table:table-cell>
        </table:table-row>
        <table:table-row>
          <table:table-cell table:style-name="Table9.A2" office:value-type="string">
            <text:p text:style-name="P21">Library\Error</text:p>
          </table:table-cell>
        </table:table-row>
        <table:table-row>
          <table:table-cell table:style-name="Table9.A2" office:value-type="string">
            <text:p text:style-name="P21">Library\Stack\Extension</text:p>
          </table:table-cell>
        </table:table-row>
      </table:table>
      <text:p text:style-name="P41"/>
      <text:p text:style-name="P41"/>
      <text:h text:style-name="P27" text:outline-level="4">Static Class Properties</text:h>
      <text:p text:style-name="Method_20_Body"/>
      <text:p text:style-name="Method_20_Body">The <text:span text:style-name="T1">Autoload\Spl</text:span> class contains the following static propertie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Method</text:p>
          </table:table-cell>
          <table:table-cell table:style-name="Table2.B1" office:value-type="string">
            <text:p text:style-name="P4">Description</text:p>
          </table:table-cell>
        </table:table-row>
        <table:table-row>
          <table:table-cell table:style-name="Table2.A2" office:value-type="string">
            <text:p text:style-name="P5">$stack</text:p>
          </table:table-cell>
          <table:table-cell table:style-name="Table2.B2" office:value-type="string">
            <text:list xml:id="list801479572475839250" text:style-name="L2">
              <text:list-header>
                <text:p text:style-name="P22"><text:span text:style-name="Class_20_Variables">Stack\Extension</text:span> object to manage the iterator/countable functions.</text:p>
              </text:list-header>
            </text:list>
          </table:table-cell>
        </table:table-row>
      </table:table>
      <text:p text:style-name="P15"/>
      <text:h text:style-name="Method_20_Listing_20_Title" text:outline-level="4">Static Class Methods</text:h>
      <text:h text:style-name="Method_20_Listing_20_Title" text:outline-level="4"/>
      <text:p text:style-name="Method_20_Body">The <text:span text:style-name="T1">Autoload\Spl</text:span> class contains the following static methods:</text:p>
      <text:p text:style-name="Method_20_Body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4">Method</text:p>
            </table:table-cell>
            <table:table-cell table:style-name="Table1.B1" office:value-type="string">
              <text:p text:style-name="P4">Description</text:p>
            </table:table-cell>
          </table:table-row>
        </table:table-header-rows>
        <table:table-row>
          <table:table-cell table:style-name="Table1.A2" office:value-type="string">
            <text:p text:style-name="P12"><text:a xlink:type="simple" xlink:href="#register" text:style-name="Internet_20_link" text:visited-style-name="Visited_20_Internet_20_Link">register</text:a></text:p>
          </table:table-cell>
          <table:table-cell table:style-name="Table1.B2" office:value-type="string">
            <text:p text:style-name="Method_20_Table_20_Description">Register the specified autoload handler.</text:p>
          </table:table-cell>
        </table:table-row>
        <table:table-row>
          <table:table-cell table:style-name="Table1.A3" office:value-type="string">
            <text:p text:style-name="P12"><text:a xlink:type="simple" xlink:href="#unRegister" text:style-name="Internet_20_link" text:visited-style-name="Visited_20_Internet_20_Link">unRegister</text:a></text:p>
          </table:table-cell>
          <table:table-cell table:style-name="Table1.B8" office:value-type="string">
            <text:p text:style-name="Method_20_Table_20_Description">Un-register the specified autoload handler.</text:p>
          </table:table-cell>
        </table:table-row>
        <table:table-row>
          <table:table-cell table:style-name="Table1.A3" office:value-type="string">
            <text:p text:style-name="P12"><text:a xlink:type="simple" xlink:href="#exists" text:style-name="Internet_20_link" text:visited-style-name="Visited_20_Internet_20_Link">exists</text:a></text:p>
          </table:table-cell>
          <table:table-cell table:style-name="Table1.B8" office:value-type="string">
            <text:p text:style-name="Method_20_Table_20_Description">Return true if the specified autoload handler is registered.</text:p>
          </table:table-cell>
        </table:table-row>
        <table:table-row>
          <table:table-cell table:style-name="Table1.A3" office:value-type="string">
            <text:p text:style-name="P12"><text:a xlink:type="simple" xlink:href="#existsAt" text:style-name="Internet_20_link" text:visited-style-name="Visited_20_Internet_20_Link">existsAt</text:a></text:p>
          </table:table-cell>
          <table:table-cell table:style-name="Table1.B8" office:value-type="string">
            <text:p text:style-name="Method_20_Table_20_Description">Return the stack key if the specified autoload handler is found, false if not found.</text:p>
          </table:table-cell>
        </table:table-row>
        <table:table-row>
          <table:table-cell table:style-name="Table1.A3" office:value-type="string">
            <text:p text:style-name="P12"><text:a xlink:type="simple" xlink:href="#getRegistered" text:style-name="Internet_20_link" text:visited-style-name="Visited_20_Internet_20_Link">getRegistered</text:a></text:p>
          </table:table-cell>
          <table:table-cell table:style-name="Table1.B8" office:value-type="string">
            <text:p text:style-name="Method_20_Table_20_Description">Get an array of registered autoload handlers.</text:p>
          </table:table-cell>
        </table:table-row>
        <table:table-row>
          <table:table-cell table:style-name="Table1.A3" office:value-type="string">
            <text:p text:style-name="P12"><text:a xlink:type="simple" xlink:href="#allocateStack" text:style-name="Internet_20_link" text:visited-style-name="Visited_20_Internet_20_Link"><text:span text:style-name="T9">allocateStack</text:span></text:a></text:p>
          </table:table-cell>
          <table:table-cell table:style-name="Table1.B8" office:value-type="string">
            <text:p text:style-name="Method_20_Table_20_Description">Allocate a new <text:span text:style-name="Class_20_Variables">Stack\Extension</text:span> object, if required, and return a reference to it.</text:p>
          </table:table-cell>
        </table:table-row>
        <table:table-row>
          <table:table-cell table:style-name="Table1.A3" office:value-type="string">
            <text:p text:style-name="P12"><text:a xlink:type="simple" xlink:href="#getPrintableStack" text:style-name="Internet_20_link" text:visited-style-name="Visited_20_Internet_20_Link">printableStack</text:a></text:p>
          </table:table-cell>
          <table:table-cell table:style-name="Table1.B8" office:value-type="string">
            <text:p text:style-name="Method_20_Table_20_Description">Get a string containing the autoload registration <text:s/>stack in printable form.</text:p>
          </table:table-cell>
        </table:table-row>
      </table:table>
      <text:p text:style-name="Standard"/>
      <text:p text:style-name="Standard"/>
      <text:h text:style-name="P24" text:outline-level="5"><text:bookmark-start text:name="register"/>register<text:bookmark-end text:name="register"/></text:h>
      <text:p text:style-name="Method_20_Body"/>
      <text:p text:style-name="Method_20_Body">Register the specified autoload handler.</text:p>
      <text:p text:style-name="Method_20_Body"/>
      <text:p text:style-name="P17">Algorithm</text:p>
      <text:list xml:id="list5709618343764279542" text:style-name="L3">
        <text:list-item>
          <text:p text:style-name="P30">Accept <text:span text:style-name="Class_20_Variables">handler</text:span> as a string class and method name to register, or an array containing the class and method in the array;</text:p>
        </text:list-item>
        <text:list-item>
          <text:p text:style-name="P30">accept <text:span text:style-name="Class_20_Variables">replace</text:span> as an optional boolean indicating true to replace if exists, false to not replace;</text:p>
        </text:list-item>
        <text:list-item>
          <text:p text:style-name="P30">accept <text:span text:style-name="Class_20_Variables">prepend</text:span> as an optional boolean indicating true to add to the front (bottom) of the stack, false to add to the back (top);</text:p>
        </text:list-item>
        <text:list-item>
          <text:p text:style-name="P30">if <text:span text:style-name="Class_20_Variables">handler</text:span> does not exist in the <text:span text:style-name="Class_20_Variables">stack</text:span> class property, goto step <text:span text:style-name="T1">8</text:span>;</text:p>
        </text:list-item>
        <text:list-item>
          <text:p text:style-name="P30">if <text:span text:style-name="Class_20_Variables">replace</text:span> is true, goto step <text:span text:style-name="T1">7</text:span>;</text:p>
        </text:list-item>
        <text:list-item>
          <text:p text:style-name="P30">return a true value;</text:p>
        </text:list-item>
        <text:list-item>
          <text:p text:style-name="P30">pass <text:span text:style-name="Class_20_Variables">handler</text:span> to the <text:span text:style-name="Class_20_Variables">unRegister </text:span>class method;</text:p>
        </text:list-item>
        <text:list-item>
          <text:p text:style-name="P30">pass <text:span text:style-name="Class_20_Variables">handler</text:span> and <text:span text:style-name="Class_20_Variables">prepend</text:span> to the <text:span text:style-name="T1">PHP spl_autoload_register</text:span> function;</text:p>
        </text:list-item>
        <text:list-item>
          <text:p text:style-name="P30">if the result is true, goto step <text:span text:style-name="T1">11</text:span>;</text:p>
        </text:list-item>
        <text:list-item>
          <text:p text:style-name="P30">return a false value;</text:p>
        </text:list-item>
        <text:list-item>
          <text:p text:style-name="P30">call the <text:span text:style-name="Class_20_Variables">getRegistered</text:span> class method;</text:p>
        </text:list-item>
        <text:list-item>
          <text:p text:style-name="P30">exit.</text:p>
          <text:p text:style-name="P30"/>
        </text:list-item>
      </text:list>
      <text:p text:style-name="P17">Implementation</text:p>
      <text:p text:style-name="Method_20_Body"/>
      <text:p text:style-name="P7">/**</text:p>
      <text:p text:style-name="P7"><text:s/>* register</text:p>
      <text:p text:style-name="P7"><text:s/>*</text:p>
      <text:p text:style-name="P7"><text:s/>* Register the handler</text:p>
      <text:p text:style-name="P9"><text:s/>* <text:span text:style-name="T1">@param</text:span> string|array $handler = name of the class and method to register or </text:p>
      <text:p text:style-name="P9"><text:s/>* <text:s text:c="31"/>an array containing class and method in the array</text:p>
      <text:p text:style-name="P9"><text:s/>* <text:span text:style-name="T1">@param</text:span> boolean $replace = true to replace if already exists, </text:p>
      <text:p text:style-name="P9"><text:s/>* <text:s text:c="26"/>false to not replace existing (default)</text:p>
      <text:p text:style-name="P9"><text:s/>* <text:span text:style-name="T1">@param</text:span> boolean $prepend = true to add to front of registered list, </text:p>
      <text:p text:style-name="P9"><text:s/>*<text:tab/><text:tab/><text:tab/><text:tab/> <text:s text:c="2"/>false to add to back (default)</text:p>
      <text:p text:style-name="P7"><text:s/>* <text:span text:style-name="T1">@throws</text:span> Autoload\Exception</text:p>
      <text:p text:style-name="P7"><text:s/>*/</text:p>
      <text:p text:style-name="P7">public static function register($handler, $replace=false, $prepend=false)</text:p>
      <text:p text:style-name="P7">{</text:p>
      <text:p text:style-name="P7"><text:tab/>if (self::exists($handler))</text:p>
      <text:p text:style-name="P7"><text:tab/>{</text:p>
      <text:p text:style-name="P7"><text:tab/><text:tab/>if (! $replace)</text:p>
      <text:p text:style-name="P7"><text:tab/><text:tab/>{</text:p>
      <text:p text:style-name="P7"><text:tab/><text:tab/><text:tab/>return;</text:p>
      <text:p text:style-name="P7"><text:tab/><text:tab/>}</text:p>
      <text:p text:style-name="P7"/>
      <text:p text:style-name="P7"><text:tab/><text:tab/>self::unRegister($handler);</text:p>
      <text:p text:style-name="P7"><text:tab/>}</text:p>
      <text:p text:style-name="P7"/>
      <text:p text:style-name="P7"><text:tab/>if (! spl_autoload_register($handler, false, $prepend))</text:p>
      <text:p text:style-name="P7"><text:tab/>{</text:p>
      <text:p text:style-name="P8"><text:tab/><text:tab/><text:span text:style-name="T11">throw new Exception(Error::code('AutoloadRegisterFailed'));</text:span></text:p>
      <text:p text:style-name="Method_20_Code_20_Listing"><text:tab/>}</text:p>
      <text:p text:style-name="P7"/>
      <text:p text:style-name="P7"><text:tab/>self::getRegistered();</text:p>
      <text:p text:style-name="P7">}</text:p>
      <text:p text:style-name="Method_20_Body"/>
      <text:p text:style-name="P3">Narrative</text:p>
      <text:p text:style-name="Method_20_Body"/>
      <text:p text:style-name="Method_20_Body">The register method expects a single, mandatory parameter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">Parameter</text:p>
          </table:table-cell>
          <table:table-cell table:style-name="Table10.B1" office:value-type="string">
            <text:p text:style-name="P4">Description</text:p>
          </table:table-cell>
        </table:table-row>
        <table:table-row>
          <table:table-cell table:style-name="Table10.A2" office:value-type="string">
            <text:p text:style-name="P6">$handler</text:p>
          </table:table-cell>
          <table:table-cell table:style-name="Table10.B2" office:value-type="string">
            <text:p text:style-name="Standard">string with class and method, or an associative array with class and method.</text:p>
          </table:table-cell>
        </table:table-row>
      </table:table>
      <text:p text:style-name="Method_20_Body"/>
      <text:p text:style-name="Method_20_Body">and two optional parameters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Parameter</text:p>
          </table:table-cell>
          <table:table-cell table:style-name="Table3.B1" office:value-type="string">
            <text:p text:style-name="P4">Description</text:p>
          </table:table-cell>
        </table:table-row>
        <table:table-row>
          <table:table-cell table:style-name="Table3.A2" office:value-type="string">
            <text:p text:style-name="P6">$replace</text:p>
          </table:table-cell>
          <table:table-cell table:style-name="Table3.B3" office:value-type="string">
            <text:p text:style-name="Standard">true to replace existing handler, false to not.</text:p>
          </table:table-cell>
        </table:table-row>
        <table:table-row>
          <table:table-cell table:style-name="Table3.A2" office:value-type="string">
            <text:p text:style-name="P6">$prepend</text:p>
          </table:table-cell>
          <table:table-cell table:style-name="Table3.B3" office:value-type="string">
            <text:p text:style-name="P11">true to add to top of handler stack, false to add to bottom.</text:p>
          </table:table-cell>
        </table:table-row>
      </table:table>
      <text:p text:style-name="Method_20_Body"/>
      <text:p text:style-name="Method_20_Body">The <text:span text:style-name="Class_20_Variables"><text:span text:style-name="T4">exists</text:span></text:span> class method is passed the <text:span text:style-name="Class_20_Variables">$handler</text:span> variable to see if the <text:span text:style-name="Class_20_Variables">$handler</text:span> already exists in the stack</text:p>
      <text:p text:style-name="Method_20_Body"/>
      <text:list xml:id="list2028718667865469540" text:style-name="L4">
        <text:list-item>
          <text:p text:style-name="P31">if it does already exist, <text:span text:style-name="Class_20_Variables">$replace</text:span> is checked:</text:p>
        </text:list-item>
        <text:list-item>
          <text:p text:style-name="P40">if <text:span text:style-name="Class_20_Variables">$replace</text:span> is false, exit the method;</text:p>
        </text:list-item>
        <text:list-item>
          <text:p text:style-name="P40">if <text:span text:style-name="Class_20_Variables">$replace</text:span> is true, the <text:span text:style-name="Class_20_Variables">unRegister</text:span> method is called to unregister the <text:span text:style-name="Class_20_Variables">$handler</text:span>;</text:p>
        </text:list-item>
      </text:list>
      <text:p text:style-name="P17"/>
      <text:p text:style-name="Method_20_Body"><text:span text:style-name="T10">The</text:span><text:span text:style-name="T1"> PHP spl_autoload_register</text:span> function is passed the <text:span text:style-name="Class_20_Variables">$handler</text:span> parameter and the <text:span text:style-name="Class_20_Variables">$perpend</text:span> parameter to attempt to register the new <text:span text:style-name="Class_20_Variables">$handler</text:span>. <text:s/></text:p>
      <text:list xml:id="list2892031934218560206" text:style-name="L5">
        <text:list-item>
          <text:p text:style-name="P32">If false is returned, a <text:span text:style-name="Class_20_Variables">Autoload\Exception</text:span> is thrown. <text:s/></text:p>
        </text:list-item>
        <text:list-item>
          <text:p text:style-name="P32">If true is returned, the <text:span text:style-name="Class_20_Variables">getRegistered</text:span> method is called to reload the spl autoloader stack.</text:p>
        </text:list-item>
      </text:list>
      <text:p text:style-name="Method_20_Body"/>
      <text:p text:style-name="Method_20_Body"/>
      <text:h text:style-name="P24" text:outline-level="5"><text:bookmark-start text:name="unRegister"/>unRegister<text:bookmark-end text:name="unRegister"/></text:h>
      <text:p text:style-name="Method_20_Body"/>
      <text:p text:style-name="Method_20_Body">Un-register the specified handler.</text:p>
      <text:p text:style-name="Method_20_Body"/>
      <text:p text:style-name="P17">Algorithm</text:p>
      <text:list xml:id="list2067185334622496702" text:style-name="L6">
        <text:list-item>
          <text:p text:style-name="P33">Accept <text:span text:style-name="Class_20_Variables">handler</text:span> as a string class and method name to register, or an array containing the class and method in the array;</text:p>
        </text:list-item>
        <text:list-item>
          <text:p text:style-name="P33">if <text:span text:style-name="Class_20_Variables">handler</text:span> does not exist in the <text:span text:style-name="Class_20_Variables">stack</text:span> class property, goto step <text:span text:style-name="T1">4</text:span>;</text:p>
        </text:list-item>
        <text:list-item>
          <text:p text:style-name="P33">pass <text:span text:style-name="Class_20_Variables">handler</text:span> to the <text:span text:style-name="T1">PHP spl_autoload_unregister</text:span><text:span text:style-name="Class_20_Variables"> </text:span><text:span text:style-name="Class_20_Variables"><text:span text:style-name="T6">function</text:span></text:span>;</text:p>
        </text:list-item>
        <text:list-item>
          <text:p text:style-name="P33">call the <text:span text:style-name="Class_20_Variables">getRegistered</text:span> class method;</text:p>
        </text:list-item>
        <text:list-item>
          <text:p text:style-name="P33">exit.</text:p>
          <text:p text:style-name="P33"/>
        </text:list-item>
      </text:list>
      <text:p text:style-name="P17">Implementation</text:p>
      <text:p text:style-name="Method_20_Body"/>
      <text:p text:style-name="P7">/**</text:p>
      <text:p text:style-name="P7"><text:s/>* unRegister</text:p>
      <text:p text:style-name="P7"><text:s/>*</text:p>
      <text:p text:style-name="P7"><text:s/>* unregister the specified handler if it exists</text:p>
      <text:p text:style-name="P9"><text:s/>* <text:span text:style-name="T1">@param</text:span> string|array $handler = string or array containing the </text:p>
      <text:p text:style-name="P9"><text:s/>*<text:tab/><text:tab/><text:tab/><text:tab/><text:tab/> <text:s text:c="3"/>name of the handler to unregister</text:p>
      <text:p text:style-name="P7"><text:s/>* <text:span text:style-name="T1">@throws</text:span> \Library\Autoload\Exception</text:p>
      <text:p text:style-name="P7"><text:s/>*/</text:p>
      <text:p text:style-name="P7">public static function unRegister($handler)</text:p>
      <text:p text:style-name="P7">{</text:p>
      <text:p text:style-name="P7"><text:tab/>if (self::exists($handler))</text:p>
      <text:p text:style-name="P7"><text:tab/>{</text:p>
      <text:p text:style-name="P7"><text:tab/><text:tab/>spl_autoload_unregister($handler);</text:p>
      <text:p text:style-name="P7"><text:tab/>}</text:p>
      <text:p text:style-name="P7"/>
      <text:p text:style-name="P7"><text:tab/>self::getRegistered();</text:p>
      <text:p text:style-name="P7">}</text:p>
      <text:p text:style-name="Method_20_Body"/>
      <text:p text:style-name="P17">Narrative</text:p>
      <text:p text:style-name="Method_20_Body"/>
      <text:p text:style-name="Method_20_Body">The <text:span text:style-name="Class_20_Variables">unRegister</text:span> method expects a single, mandatory parameter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Parameter</text:p>
          </table:table-cell>
          <table:table-cell table:style-name="Table4.B1" office:value-type="string">
            <text:p text:style-name="P4">Description</text:p>
          </table:table-cell>
        </table:table-row>
        <table:table-row>
          <table:table-cell table:style-name="Table4.A2" office:value-type="string">
            <text:p text:style-name="P6">$handler</text:p>
          </table:table-cell>
          <table:table-cell table:style-name="Table4.B2" office:value-type="string">
            <text:p text:style-name="Standard">string with class and method, or an associative array with class and method .</text:p>
          </table:table-cell>
        </table:table-row>
      </table:table>
      <text:p text:style-name="Method_20_Body"/>
      <text:p text:style-name="Method_20_Body">The <text:span text:style-name="Class_20_Variables">exists</text:span> method is called to see if the specified <text:span text:style-name="Class_20_Variables">$handler</text:span> is registered. <text:s/>If <text:span text:style-name="Class_20_Variables">$handler</text:span> is not an array or is empty, an <text:span text:style-name="Class_20_Variables">Autoload\Exception</text:span> is thrown.</text:p>
      <text:p text:style-name="Method_20_Body"/>
      <text:p text:style-name="Method_20_Body">If <text:span text:style-name="Class_20_Variables">$handler</text:span> is found in the registration stack, the specified handler is unregistered.</text:p>
      <text:p text:style-name="Method_20_Body"/>
      <text:p text:style-name="Method_20_Body">The <text:span text:style-name="Class_20_Variables">getRegistered</text:span> method is called to rebuild the registration stack.</text:p>
      <text:p text:style-name="Method_20_Body"/>
      <text:p text:style-name="Method_20_Body"/>
      <text:h text:style-name="P24" text:outline-level="5"><text:bookmark-start text:name="exists"/>exists<text:bookmark-end text:name="exists"/></text:h>
      <text:p text:style-name="Method_20_Body"/>
      <text:p text:style-name="Method_20_Body">Return true if the specified handler exists in the autoload registration stack.</text:p>
      <text:p text:style-name="Method_20_Body"/>
      <text:p text:style-name="P17">Algorithm</text:p>
      <text:list xml:id="list4295473172019288515" text:style-name="L7">
        <text:list-item>
          <text:p text:style-name="P34">Accept <text:span text:style-name="Class_20_Variables">handler</text:span> as a string class and method name to register, or an array containing the class and method in the array;</text:p>
        </text:list-item>
        <text:list-item>
          <text:p text:style-name="P34">if <text:span text:style-name="Class_20_Variables">handler</text:span> does not exist in the <text:span text:style-name="T1">stack</text:span> class property, goto step <text:span text:style-name="T1">4</text:span>;</text:p>
        </text:list-item>
        <text:list-item>
          <text:p text:style-name="P34"><text:span text:style-name="Class_20_Variables"><text:span text:style-name="T6">return boolean true</text:span></text:span>;</text:p>
        </text:list-item>
        <text:list-item>
          <text:p text:style-name="P34">return boolean false.</text:p>
          <text:p text:style-name="P34"/>
        </text:list-item>
      </text:list>
      <text:p text:style-name="P17">Implementation</text:p>
      <text:p text:style-name="Method_20_Body"/>
      <text:p text:style-name="P7">/**</text:p>
      <text:p text:style-name="P7"><text:s/>* exists</text:p>
      <text:p text:style-name="P7"><text:s/>*</text:p>
      <text:p text:style-name="P7"><text:s/>* returns true if handler exists in the spl autoload stack</text:p>
      <text:p text:style-name="P7"><text:s/>* <text:span text:style-name="T1">@param</text:span> string|array $handler = handler to check for</text:p>
      <text:p text:style-name="P7"><text:s/>* <text:span text:style-name="T1">@return</text:span> boolean $result = true if exists, false if doesn't</text:p>
      <text:p text:style-name="P7"><text:s/>* <text:span text:style-name="T1">@throws</text:span> \Library\Autoload\Exception</text:p>
      <text:p text:style-name="P7"><text:s/>*/</text:p>
      <text:p text:style-name="P7">public static function exists($handler)</text:p>
      <text:p text:style-name="P7">{</text:p>
      <text:p text:style-name="P7"><text:tab/>if (self::existsAt($handler) === false)</text:p>
      <text:p text:style-name="P7"><text:tab/>{</text:p>
      <text:p text:style-name="P7"><text:tab/><text:tab/>return false;</text:p>
      <text:p text:style-name="P7"><text:tab/>}</text:p>
      <text:p text:style-name="P7"/>
      <text:p text:style-name="P7"><text:tab/>return true;</text:p>
      <text:p text:style-name="P7">}</text:p>
      <text:p text:style-name="Method_20_Body"/>
      <text:p text:style-name="P17">Narrative</text:p>
      <text:p text:style-name="Method_20_Body"/>
      <text:p text:style-name="Method_20_Body">The <text:span text:style-name="Class_20_Variables">exists</text:span> method expects a single, mandatory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>Parameter</text:p>
          </table:table-cell>
          <table:table-cell table:style-name="Table5.B1" office:value-type="string">
            <text:p text:style-name="P4">Description</text:p>
          </table:table-cell>
        </table:table-row>
        <table:table-row>
          <table:table-cell table:style-name="Table5.A2" office:value-type="string">
            <text:p text:style-name="P6">$handler</text:p>
          </table:table-cell>
          <table:table-cell table:style-name="Table5.B2" office:value-type="string">
            <text:p text:style-name="Standard">string with class and method, or an associative array with class and method .</text:p>
          </table:table-cell>
        </table:table-row>
      </table:table>
      <text:p text:style-name="Method_20_Body"/>
      <text:p text:style-name="Method_20_Body">The <text:span text:style-name="Class_20_Variables">existsAt</text:span> method is called to see if the specified <text:span text:style-name="Class_20_Variables">$handler</text:span> is registered. <text:s/>If <text:span text:style-name="Class_20_Variables">$handler</text:span> is not an array or is empty, an <text:span text:style-name="Class_20_Variables">Autoload\Exception</text:span> is thrown.</text:p>
      <text:p text:style-name="Method_20_Body"/>
      <text:p text:style-name="Method_20_Body">If the handler is not found in the registration stack, a boolean <text:span text:style-name="T1">false</text:span> is returned. <text:s/>Otherwise, a boolean <text:span text:style-name="T1">true</text:span> is returned.</text:p>
      <text:p text:style-name="Method_20_Body"/>
      <text:p text:style-name="Method_20_Body"/>
      <text:h text:style-name="P24" text:outline-level="5"><text:bookmark-start text:name="existsAt"/>existsAt<text:bookmark-end text:name="existsAt"/></text:h>
      <text:p text:style-name="Method_20_Body"/>
      <text:p text:style-name="Method_20_Body">Returns the stack key if the specified handler exists in the stack.</text:p>
      <text:p text:style-name="Method_20_Body"/>
      <text:p text:style-name="P17">Algorithm</text:p>
      <text:list xml:id="list1799081026389394485" text:style-name="L8">
        <text:list-item>
          <text:p text:style-name="P35">Accept <text:span text:style-name="Class_20_Variables">handler</text:span> as a string class and method name to register, or an array containing the class and method in the array;</text:p>
        </text:list-item>
        <text:list-item>
          <text:p text:style-name="P35">if <text:span text:style-name="Class_20_Variables">handler</text:span> <text:span text:style-name="T10">is not an array goto step</text:span><text:span text:style-name="T3"> 5</text:span>;</text:p>
        </text:list-item>
        <text:list-item>
          <text:p text:style-name="P35"><text:span text:style-name="Class_20_Variables"><text:span text:style-name="T6">if the number of elements in </text:span></text:span><text:span text:style-name="Class_20_Variables"><text:span text:style-name="T8">handler</text:span></text:span><text:span text:style-name="Class_20_Variables"><text:span text:style-name="T6"> is 2, goto step</text:span></text:span><text:span text:style-name="Class_20_Variables"><text:span text:style-name="T7"> 5</text:span></text:span>;</text:p>
        </text:list-item>
        <text:list-item>
          <text:p text:style-name="P35">exit with exception;</text:p>
        </text:list-item>
        <text:list-item>
          <text:p text:style-name="P35">call the <text:span text:style-name="Class_20_Variables">getRegistered</text:span> class method;</text:p>
        </text:list-item>
        <text:list-item>
          <text:p text:style-name="P35">pass <text:span text:style-name="Class_20_Variables">handler</text:span> to the <text:span text:style-name="Class_20_Variables">inStack</text:span> method of the <text:span text:style-name="Class_20_Variables">stack</text:span> class property;</text:p>
        </text:list-item>
        <text:list-item>
          <text:p text:style-name="P35">return the result.</text:p>
          <text:p text:style-name="P35"/>
        </text:list-item>
      </text:list>
      <text:p text:style-name="P17">Implementation</text:p>
      <text:p text:style-name="Method_20_Body"/>
      <text:p text:style-name="P7">/**</text:p>
      <text:p text:style-name="P7"><text:s/>* existsAt</text:p>
      <text:p text:style-name="P7"><text:s/>*</text:p>
      <text:p text:style-name="P7"><text:s/>* returns array key if handler exists in the spl autoload stack</text:p>
      <text:p text:style-name="P7"><text:s/>* <text:span text:style-name="T1">@param</text:span> string|array $handler = handler to check for</text:p>
      <text:p text:style-name="P7"><text:s/>* <text:span text:style-name="T1">@return</text:span> integer|boolean $location if exists, false if doesn't</text:p>
      <text:p text:style-name="P7"><text:s/>* <text:span text:style-name="T1">@throws</text:span> \Library\Autoload\Exception</text:p>
      <text:p text:style-name="P7"><text:s/>*/</text:p>
      <text:p text:style-name="P7">public static function existsAt($handler)</text:p>
      <text:p text:style-name="P7">{</text:p>
      <text:p text:style-name="P7"><text:tab/>if (is_array($handler) &amp;&amp; (count($handler) != 2))</text:p>
      <text:p text:style-name="P7"><text:tab/>{</text:p>
      <text:p text:style-name="P7"><text:tab/><text:tab/>throw new Exception((Error::code('InvalidArraySize'));</text:p>
      <text:p text:style-name="P7"><text:tab/>}</text:p>
      <text:p text:style-name="P7"/>
      <text:p text:style-name="P7"><text:tab/>self::getRegistered();</text:p>
      <text:p text:style-name="P7"><text:tab/>return self::allocateStack()-&gt;inStack($handler);</text:p>
      <text:p text:style-name="P7">}</text:p>
      <text:p text:style-name="Method_20_Body"/>
      <text:p text:style-name="P17">Narrative</text:p>
      <text:p text:style-name="Method_20_Body"/>
      <text:p text:style-name="Method_20_Body">The <text:span text:style-name="Class_20_Variables">existsAt</text:span> method expects a single, mandatory parameter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">Parameter</text:p>
          </table:table-cell>
          <table:table-cell table:style-name="Table6.B1" office:value-type="string">
            <text:p text:style-name="P4">Description</text:p>
          </table:table-cell>
        </table:table-row>
        <table:table-row>
          <table:table-cell table:style-name="Table6.A2" office:value-type="string">
            <text:p text:style-name="P6">$handler</text:p>
          </table:table-cell>
          <table:table-cell table:style-name="Table6.B2" office:value-type="string">
            <text:p text:style-name="Standard">string with class and method, or an associative array with class and method .</text:p>
          </table:table-cell>
        </table:table-row>
      </table:table>
      <text:p text:style-name="Method_20_Body"/>
      <text:p text:style-name="Method_20_Body">If <text:span text:style-name="Class_20_Variables">$handler</text:span> is an array or it is an array and does not contain 2 entries, an <text:span text:style-name="Class_20_Variables">Autoload\Exception</text:span> is thrown.</text:p>
      <text:p text:style-name="Method_20_Body"/>
      <text:p text:style-name="Method_20_Body">The <text:span text:style-name="Class_20_Variables">getRegistered</text:span> method is called to rebuild the registration stack in the <text:span text:style-name="Class_20_Variables">$stack</text:span> class variable.</text:p>
      <text:p text:style-name="Method_20_Body"/>
      <text:p text:style-name="Method_20_Body">The <text:span text:style-name="Class_20_Variables">Stack\Extension::inStack</text:span> method is called to look for the specified handler.</text:p>
      <text:p text:style-name="P10"/>
      <text:p text:style-name="Method_20_Body">If <text:span text:style-name="Class_20_Variables">$handler</text:span> is not found in the registration stack, a boolean <text:span text:style-name="T1">false</text:span> is returned. <text:s/>Otherwise, the location in the stack is returned.</text:p>
      <text:h text:style-name="Method_20_Title" text:outline-level="5"><text:bookmark-start text:name="getRegistered"/><text:soft-page-break/>getRegistered<text:bookmark-end text:name="getRegistered"/></text:h>
      <text:p text:style-name="Method_20_Body"/>
      <text:p text:style-name="Method_20_Body">The <text:span text:style-name="Class_20_Variables">getRegistered</text:span> method copies the current autoload registration stack to the <text:span text:style-name="Class_20_Variables">Stack\Extension</text:span> object.</text:p>
      <text:p text:style-name="Method_20_Body"/>
      <text:p text:style-name="P17">Algorithm</text:p>
      <text:list xml:id="list8289341071142934535" text:style-name="L9">
        <text:list-item>
          <text:p text:style-name="P36">Call the <text:span text:style-name="Class_20_Variables">allocateStack</text:span> class method;</text:p>
        </text:list-item>
        <text:list-item>
          <text:p text:style-name="P36">store the result in <text:span text:style-name="Class_20_Variables">stack</text:span>;</text:p>
        </text:list-item>
        <text:list-item>
          <text:p text:style-name="P36">call the <text:span text:style-name="T1">PHP spl_autoload_functions</text:span> function;</text:p>
        </text:list-item>
        <text:list-item>
          <text:p text:style-name="P36">store the result in <text:span text:style-name="variables">functions</text:span>;</text:p>
        </text:list-item>
        <text:list-item>
          <text:p text:style-name="P36">if <text:span text:style-name="Class_20_Variables">functions</text:span> is not empty, goto step <text:span text:style-name="T1">7</text:span>;</text:p>
        </text:list-item>
        <text:list-item>
          <text:p text:style-name="P36">pass <text:span text:style-name="Class_20_Variables">functions</text:span> to the <text:span text:style-name="Class_20_Variables">stack</text:span> method of the<text:span text:style-name="Class_20_Variables"> stack</text:span> class property;</text:p>
        </text:list-item>
        <text:list-item>
          <text:p text:style-name="P36">call the <text:span text:style-name="Class_20_Variables">stack</text:span> method of the <text:span text:style-name="Class_20_Variables">stack</text:span> class property;</text:p>
        </text:list-item>
        <text:list-item>
          <text:p text:style-name="P36">return the result.</text:p>
          <text:p text:style-name="P36"/>
        </text:list-item>
      </text:list>
      <text:p text:style-name="P17">Implementation</text:p>
      <text:p text:style-name="Method_20_Body"/>
      <text:p text:style-name="P7">/**</text:p>
      <text:p text:style-name="P7"><text:s/>* getRegistered</text:p>
      <text:p text:style-name="P7"><text:s/>*</text:p>
      <text:p text:style-name="P7"><text:s/>* get an array of registered functions</text:p>
      <text:p text:style-name="P7"><text:s/>* <text:span text:style-name="T1">@return</text:span> array|boolean $stack = array of function names, false if non set</text:p>
      <text:p text:style-name="P7"><text:s/>*/</text:p>
      <text:p text:style-name="P7">public static function getRegistered()</text:p>
      <text:p text:style-name="P7">{</text:p>
      <text:p text:style-name="P7"><text:tab/>$stack = self::allocateStack();</text:p>
      <text:p text:style-name="P7"><text:tab/>if ($functions = spl_autoload_functions())</text:p>
      <text:p text:style-name="P7"><text:tab/>{</text:p>
      <text:p text:style-name="P7"><text:tab/><text:tab/>$stack-&gt;stack($functions);</text:p>
      <text:p text:style-name="P7"><text:tab/>}</text:p>
      <text:p text:style-name="P7"/>
      <text:p text:style-name="P7"><text:tab/>return $stack-&gt;stack();</text:p>
      <text:p text:style-name="P7">}</text:p>
      <text:p text:style-name="Method_20_Body"/>
      <text:p text:style-name="P17">Narrative</text:p>
      <text:p text:style-name="Method_20_Body"/>
      <text:p text:style-name="Method_20_Body">A reference to the <text:span text:style-name="Class_20_Variables">Stack\Extension</text:span> object is created. <text:s/>If <text:span text:style-name="T1">spl_autoload_functions</text:span> returns an array, <text:span text:style-name="Class_20_Variables">Stack\Extension::stack</text:span> is called to store the returned registration stack.</text:p>
      <text:p text:style-name="Method_20_Body"/>
      <text:p text:style-name="Method_20_Body">An array containing the current registration stack is returned.</text:p>
      <text:p text:style-name="Method_20_Body"/>
      <text:h text:style-name="P24" text:outline-level="5"><text:bookmark-start text:name="allocateStack"/>allocateStack<text:bookmark-end text:name="allocateStack"/></text:h>
      <text:p text:style-name="Method_20_Body"/>
      <text:p text:style-name="Method_20_Body">Allocate a new stack, if required, and return a reference to the <text:span text:style-name="Class_20_Variables">Stack\Extension</text:span> object.</text:p>
      <text:p text:style-name="Method_20_Body"/>
      <text:p text:style-name="P17">Algorithm</text:p>
      <text:list xml:id="list8620334212401824380" text:style-name="L10">
        <text:list-item>
          <text:p text:style-name="P37">If the <text:span text:style-name="Class_20_Variables">stack </text:span>class property is not null, goto step <text:span text:style-name="T1">4</text:span>;</text:p>
        </text:list-item>
        <text:list-item>
          <text:p text:style-name="P37">create a new instance of the <text:span text:style-name="Class_20_Variables">Stack\Extension</text:span> class;</text:p>
        </text:list-item>
        <text:list-item>
          <text:p text:style-name="P37">assign the new instance to the <text:span text:style-name="Class_20_Variables">stack</text:span> class property;</text:p>
        </text:list-item>
        <text:list-item>
          <text:p text:style-name="P37">return the <text:span text:style-name="Class_20_Variables">stack</text:span> class property.</text:p>
          <text:p text:style-name="P37"/>
        </text:list-item>
      </text:list>
      <text:p text:style-name="P17">Implementation</text:p>
      <text:p text:style-name="Method_20_Body"/>
      <text:p text:style-name="P7">/**</text:p>
      <text:p text:style-name="P7"><text:s/>* allocateStack</text:p>
      <text:p text:style-name="P7"><text:s/>*</text:p>
      <text:p text:style-name="P7"><text:s/>* allocate a new stack, if required, and return a pointer to it</text:p>
      <text:p text:style-name="P7"><text:s/>* <text:span text:style-name="T1">@return</text:span> object $stack</text:p>
      <text:p text:style-name="P7"><text:s/>*/</text:p>
      <text:p text:style-name="P7">private static function allocateStack()</text:p>
      <text:p text:style-name="P7">{</text:p>
      <text:p text:style-name="P7"><text:tab/>if (self::$stack === null)</text:p>
      <text:p text:style-name="P7"><text:tab/>{</text:p>
      <text:p text:style-name="P7"><text:tab/><text:tab/>self::$stack = new \Library\Stack\Extension();</text:p>
      <text:p text:style-name="P7"><text:tab/>}</text:p>
      <text:p text:style-name="P7"/>
      <text:p text:style-name="P7"><text:tab/>return self::$stack;</text:p>
      <text:p text:style-name="P7">}</text:p>
      <text:p text:style-name="Method_20_Body"/>
      <text:p text:style-name="P17">Narrative</text:p>
      <text:p text:style-name="Method_20_Body"/>
      <text:p text:style-name="Method_20_Body">If the current <text:span text:style-name="Class_20_Variables">$stack</text:span> class variable is <text:span text:style-name="T1">null</text:span>, a new <text:span text:style-name="Class_20_Variables">Stack\Extension</text:span> object is created and stored in the <text:span text:style-name="Class_20_Variables">$stack</text:span> class variable.</text:p>
      <text:p text:style-name="Method_20_Body"/>
      <text:p text:style-name="Method_20_Body">The current <text:span text:style-name="Class_20_Variables">$stack</text:span> class variable is returned.</text:p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h text:style-name="P24" text:outline-level="5"><text:bookmark-start text:name="getPrintableStack"/>getPrintableStack<text:bookmark-end text:name="getPrintableStack"/></text:h>
      <text:p text:style-name="Method_20_Body"/>
      <text:p text:style-name="Method_20_Body">Return a string containing the autoload registration stack in printable format.</text:p>
      <text:p text:style-name="Method_20_Body"/>
      <text:p text:style-name="P17">Algorithm</text:p>
      <text:list xml:id="list2862554823793035354" text:style-name="L11">
        <text:list-item>
          <text:p text:style-name="P38">Call the <text:span text:style-name="Class_20_Variables">allocateStack</text:span> class method;</text:p>
        </text:list-item>
        <text:list-item>
          <text:p text:style-name="P38">cast the result as a <text:span text:style-name="Class_20_Variables"><text:span text:style-name="T4">string</text:span></text:span>;</text:p>
        </text:list-item>
        <text:list-item>
          <text:p text:style-name="P38">return the result string.</text:p>
          <text:p text:style-name="P38"/>
        </text:list-item>
      </text:list>
      <text:p text:style-name="P17">Implementation</text:p>
      <text:p text:style-name="Method_20_Body"/>
      <text:p text:style-name="P7">/**</text:p>
      <text:p text:style-name="P7"><text:s/>* getPrintableStack</text:p>
      <text:p text:style-name="P7"><text:s/>*</text:p>
      <text:p text:style-name="P7"><text:s/>* get a string containing the autoloader stack in printable format</text:p>
      <text:p text:style-name="P7"><text:s/>* <text:span text:style-name="T1">@return</text:span> string $buffer</text:p>
      <text:p text:style-name="P7"><text:s/>*/</text:p>
      <text:p text:style-name="P7">public static function printableStack()</text:p>
      <text:p text:style-name="P7">{</text:p>
      <text:p text:style-name="P7"><text:tab/>return (string)self::allocateStack();</text:p>
      <text:p text:style-name="P7">}</text:p>
      <text:p text:style-name="Method_20_Body"/>
      <text:p text:style-name="P17">Narrative</text:p>
      <text:p text:style-name="Method_20_Body"/>
      <text:p text:style-name="Method_20_Body">The <text:span text:style-name="Class_20_Variables">allocateStack</text:span> method is called to retrieve a reference to the <text:span text:style-name="Class_20_Variables">Stack\Extension</text:span> object and the result is returned as a string (using <text:span text:style-name="Class_20_Variables">Stack\Extension::__toString</text:span> method) containing a printable representation of the autoload registration stack is returned.</text:p>
      <text:p text:style-name="Method_20_Body"/>
      <text:p text:style-name="Method_20_Body"/>
      <text:h text:style-name="P23" text:outline-level="3">Source Listing</text:h>
      <text:p text:style-name="Coding_20_Body"/>
      <text:p text:style-name="P13">&lt;?php</text:p>
      <text:p text:style-name="P13">namespace Library\Autoload;</text:p>
      <text:p text:style-name="P13">use Library\Error;</text:p>
      <text:p text:style-name="P13"/>
      <text:p text:style-name="P13">/*</text:p>
      <text:p text:style-name="P13"><text:s/>* <text:tab/><text:tab/> <text:s text:c="3"/>Autoload\Spl is copyright © 2012, 2013. EarthWalk Software.</text:p>
      <text:p text:style-name="P13"><text:s/>* <text:tab/><text:tab/> <text:s text:c="3"/>Licensed under the Academic Free License version 3.0.</text:p>
      <text:p text:style-name="P13"><text:s/>* <text:tab/><text:tab/><text:tab/>Refer to the file named License.txt provided with the source, </text:p>
      <text:p text:style-name="P13"><text:s/>* <text:tab/><text:tab/><text:tab/> <text:s text:c="2"/>or from http://opensource.org/licenses/academic.php</text:p>
      <text:p text:style-name="P13"><text:s/>*/</text:p>
      <text:p text:style-name="P13">/**</text:p>
      <text:p text:style-name="P13"><text:s/>* Autoload\Spl</text:p>
      <text:p text:style-name="P13"><text:s/>*</text:p>
      <text:p text:style-name="P13"><text:s/>* Static convenience class wrapper for the spl_autoload functions</text:p>
      <text:p text:style-name="P13"><text:s/>* <text:span text:style-name="T1">@author</text:span> Jay Wheeler.</text:p>
      <text:p text:style-name="P13"><text:s/>* <text:span text:style-name="T1">@version</text:span> 1.0</text:p>
      <text:p text:style-name="P13"><text:s/>* <text:span text:style-name="T1">@copyright</text:span> © 2012, 2013. EarthWalk Software.</text:p>
      <text:p text:style-name="P13"><text:s/>* <text:span text:style-name="T1">@license</text:span> Licensed under the Academic Free License version 3.0.</text:p>
      <text:p text:style-name="P13"><text:s/>* <text:span text:style-name="T1">@package</text:span> Library</text:p>
      <text:p text:style-name="P13"><text:s/>* <text:span text:style-name="T1">@subpackage</text:span> Autoload</text:p>
      <text:p text:style-name="P13"><text:s/>*/</text:p>
      <text:p text:style-name="P13">class Spl</text:p>
      <text:p text:style-name="P13">{</text:p>
      <text:p text:style-name="P13"><text:tab/>/**</text:p>
      <text:p text:style-name="P13"><text:tab/> * stack</text:p>
      <text:p text:style-name="P13"><text:tab/> *</text:p>
      <text:p text:style-name="P13"><text:tab/> * Stack class object to manage the stack array.</text:p>
      <text:p text:style-name="P13"><text:tab/> * <text:span text:style-name="T1">@var</text:span> object $stack</text:p>
      <text:p text:style-name="P13"><text:tab/> */</text:p>
      <text:p text:style-name="P13"><text:tab/>private static<text:tab/>$stack = null;</text:p>
      <text:p text:style-name="P13"/>
      <text:p text:style-name="P13"><text:tab/>/**</text:p>
      <text:p text:style-name="P13"><text:tab/> * register</text:p>
      <text:p text:style-name="P13"><text:tab/> *</text:p>
      <text:p text:style-name="P13"><text:tab/> * Register the handler</text:p>
      <text:p text:style-name="P14"><text:tab/> * <text:span text:style-name="T1">@param</text:span> string|array $handler = name of the class and method to register or </text:p>
      <text:p text:style-name="P14"><text:tab/> * <text:s text:c="31"/>an array containing class and method in the array</text:p>
      <text:p text:style-name="P14"><text:tab/> * <text:span text:style-name="T1">@param</text:span> boolean $replace = true to replace if already exists, </text:p>
      <text:p text:style-name="P14"><text:tab/> * <text:s text:c="26"/>false to not replace existing (default)</text:p>
      <text:p text:style-name="P14"><text:tab/> * <text:span text:style-name="T1">@param</text:span> boolean $prepend = true to add to front of registered list, </text:p>
      <text:p text:style-name="P14"><text:tab/> *<text:tab/><text:tab/><text:tab/><text:tab/> <text:s text:c="2"/>false to add to back (default)</text:p>
      <text:p text:style-name="P13"><text:tab/> * <text:span text:style-name="T1">@throws</text:span> \Library\Autoload\Exception</text:p>
      <text:p text:style-name="P13"><text:tab/> */</text:p>
      <text:p text:style-name="P13"><text:tab/>public static function register($handler, $replace=false, $prepend=false)</text:p>
      <text:p text:style-name="P13"><text:tab/>{</text:p>
      <text:p text:style-name="P13"><text:tab/><text:tab/>if (self::exists($handler))</text:p>
      <text:p text:style-name="P13"><text:tab/><text:tab/>{</text:p>
      <text:p text:style-name="P13"><text:tab/><text:tab/><text:tab/>if (! $replace)</text:p>
      <text:p text:style-name="P13"><text:tab/><text:tab/><text:tab/>{</text:p>
      <text:p text:style-name="P13"><text:tab/><text:tab/><text:tab/><text:tab/>return;</text:p>
      <text:p text:style-name="P13"><text:tab/><text:tab/><text:tab/>}</text:p>
      <text:p text:style-name="P13"/>
      <text:p text:style-name="P13"><text:tab/><text:tab/><text:tab/>self::unRegister($handler);</text:p>
      <text:p text:style-name="P13"><text:tab/><text:tab/>}</text:p>
      <text:p text:style-name="P13"/>
      <text:p text:style-name="P2"><text:tab/><text:tab/>if (! spl_autoload_register($handler, false, $prepend))</text:p>
      <text:p text:style-name="P13"><text:tab/><text:tab/>{</text:p>
      <text:p text:style-name="P13"><text:tab/><text:tab/><text:tab/><text:span text:style-name="T12">throw new Exception(Error::code('AutoloadRegisterFailed'))</text:span>;</text:p>
      <text:p text:style-name="P13"><text:tab/><text:tab/>}</text:p>
      <text:p text:style-name="P13"/>
      <text:p text:style-name="P13"><text:tab/><text:tab/>self::getRegistered();</text:p>
      <text:p text:style-name="P13"><text:tab/>}</text:p>
      <text:p text:style-name="P13"/>
      <text:p text:style-name="P13"><text:tab/>/**</text:p>
      <text:p text:style-name="P13"><text:tab/> * unRegister</text:p>
      <text:p text:style-name="P13"><text:tab/> *</text:p>
      <text:p text:style-name="P13"><text:tab/> * unregister the specified handler if it exists</text:p>
      <text:p text:style-name="P14"><text:tab/> * <text:span text:style-name="T1">@param</text:span> string|array $handler = string or array containing the name of the</text:p>
      <text:p text:style-name="P14"><text:tab/> * <text:tab/><text:tab/><text:tab/><text:tab/><text:tab/><text:tab/>handler to unregister</text:p>
      <text:p text:style-name="P13"><text:tab/> * <text:span text:style-name="T1">@throws</text:span> \Library\Autoload\Exception</text:p>
      <text:p text:style-name="P13"><text:tab/> */</text:p>
      <text:p text:style-name="P13"><text:tab/>public static function unRegister($handler)</text:p>
      <text:p text:style-name="P13"><text:tab/>{</text:p>
      <text:p text:style-name="P13"><text:tab/><text:tab/>if (self::exists($handler))</text:p>
      <text:p text:style-name="P13"><text:tab/><text:tab/>{</text:p>
      <text:p text:style-name="P13"><text:tab/><text:tab/><text:tab/>spl_autoload_unregister($handler);</text:p>
      <text:p text:style-name="P13"><text:tab/><text:tab/>}</text:p>
      <text:p text:style-name="P13"/>
      <text:p text:style-name="P13"><text:tab/><text:tab/>self::getRegistered();</text:p>
      <text:p text:style-name="P13"><text:tab/>}</text:p>
      <text:p text:style-name="P13"/>
      <text:p text:style-name="P13"><text:tab/>/**</text:p>
      <text:p text:style-name="P13"><text:tab/> * exists</text:p>
      <text:p text:style-name="P13"><text:tab/> *</text:p>
      <text:p text:style-name="P13"><text:tab/> * returns true if handler exists in the spl autoload stack</text:p>
      <text:p text:style-name="P13"><text:tab/> * <text:span text:style-name="T1">@param</text:span> string|array $handler = handler to check for</text:p>
      <text:p text:style-name="P13"><text:tab/> * <text:span text:style-name="T1">@return</text:span> boolean $result = true if exists, false if doesn't</text:p>
      <text:p text:style-name="P13"><text:tab/> * <text:span text:style-name="T1">@throws</text:span> \Library\Autoload\Exception</text:p>
      <text:p text:style-name="P13"><text:tab/> */</text:p>
      <text:p text:style-name="P13"><text:tab/>public static function exists($handler)</text:p>
      <text:p text:style-name="P13"><text:tab/>{</text:p>
      <text:p text:style-name="P13"><text:tab/><text:tab/>if (self::existsAt($handler) === false)</text:p>
      <text:p text:style-name="P13"><text:tab/><text:tab/>{</text:p>
      <text:p text:style-name="P13"><text:tab/><text:tab/><text:tab/>return false;</text:p>
      <text:p text:style-name="P13"><text:tab/><text:tab/>}</text:p>
      <text:p text:style-name="P13"/>
      <text:p text:style-name="P13"><text:tab/><text:tab/>return true;</text:p>
      <text:p text:style-name="P13"><text:tab/>}</text:p>
      <text:p text:style-name="P13"/>
      <text:p text:style-name="P13"><text:tab/>/**</text:p>
      <text:p text:style-name="P13"><text:tab/> * existsAt</text:p>
      <text:p text:style-name="P13"><text:tab/> *</text:p>
      <text:p text:style-name="P13"><text:tab/> * returns array key if handler exists in the spl autoload stack</text:p>
      <text:p text:style-name="P13"><text:tab/> * <text:span text:style-name="T1">@param</text:span> string|array $handler = handler to check for</text:p>
      <text:p text:style-name="P13"><text:tab/> * <text:span text:style-name="T1">@return</text:span> integer|boolean $location if exists, false if doesn't</text:p>
      <text:p text:style-name="P13"><text:tab/> * <text:span text:style-name="T1">@throws</text:span> \Library\Autoload\Exception</text:p>
      <text:p text:style-name="P13"><text:tab/> */</text:p>
      <text:p text:style-name="P13"><text:tab/>public static function existsAt($handler)</text:p>
      <text:p text:style-name="P13"><text:tab/>{</text:p>
      <text:p text:style-name="P13"><text:tab/><text:tab/>if (is_array($handler) &amp;&amp; (count($handler) != 2))</text:p>
      <text:p text:style-name="P13"><text:tab/><text:tab/>{</text:p>
      <text:p text:style-name="P13"><text:tab/><text:tab/><text:tab/>throw new Exception(Error::code('InvalidArraySize'));</text:p>
      <text:p text:style-name="P13"><text:tab/><text:tab/>}</text:p>
      <text:p text:style-name="P13"><text:tab/><text:tab/>self::getRegistered();</text:p>
      <text:p text:style-name="P13"><text:tab/><text:tab/>return self::allocateStack()-&gt;inStack($handler);</text:p>
      <text:p text:style-name="P13"><text:tab/>}</text:p>
      <text:p text:style-name="P13"><text:soft-page-break/><text:tab/>/**</text:p>
      <text:p text:style-name="P13"><text:tab/> * getRegistered</text:p>
      <text:p text:style-name="P13"><text:tab/> *</text:p>
      <text:p text:style-name="P13"><text:tab/> * get an array of registered functions</text:p>
      <text:p text:style-name="P13"><text:tab/> * <text:span text:style-name="T1">@return</text:span> array|boolean $stack = array of function names, false if non set</text:p>
      <text:p text:style-name="P13"><text:tab/> */</text:p>
      <text:p text:style-name="P13"><text:tab/>public static function getRegistered()</text:p>
      <text:p text:style-name="P13"><text:tab/>{</text:p>
      <text:p text:style-name="P13"><text:tab/><text:tab/>$stack = self::allocateStack();</text:p>
      <text:p text:style-name="P13"><text:tab/><text:tab/>if ($functions = spl_autoload_functions())</text:p>
      <text:p text:style-name="P13"><text:tab/><text:tab/>{</text:p>
      <text:p text:style-name="P13"><text:tab/><text:tab/><text:tab/>$stack-&gt;stack($functions);</text:p>
      <text:p text:style-name="P13"><text:tab/><text:tab/>}</text:p>
      <text:p text:style-name="P13"/>
      <text:p text:style-name="P13"><text:tab/><text:tab/>return $stack-&gt;stack();</text:p>
      <text:p text:style-name="P13"><text:tab/>}</text:p>
      <text:p text:style-name="P13"/>
      <text:p text:style-name="P13"><text:tab/>/**</text:p>
      <text:p text:style-name="P13"><text:tab/> * allocateStack</text:p>
      <text:p text:style-name="P13"><text:tab/> *</text:p>
      <text:p text:style-name="P13"><text:tab/> * allocate a new stack, if required, and return a pointer to it</text:p>
      <text:p text:style-name="P13"><text:tab/> * <text:span text:style-name="T1">@return</text:span> object $stack</text:p>
      <text:p text:style-name="P13"><text:tab/> */</text:p>
      <text:p text:style-name="P13"><text:tab/>private static function allocateStack()</text:p>
      <text:p text:style-name="P13"><text:tab/>{</text:p>
      <text:p text:style-name="P13"><text:tab/><text:tab/>if (self::$stack === null)</text:p>
      <text:p text:style-name="P13"><text:tab/><text:tab/>{</text:p>
      <text:p text:style-name="P13"><text:tab/><text:tab/><text:tab/>self::$stack = new \Library\Stack\Extension();</text:p>
      <text:p text:style-name="P13"><text:tab/><text:tab/>}</text:p>
      <text:p text:style-name="P13"/>
      <text:p text:style-name="P13"><text:tab/><text:tab/>return self::$stack;</text:p>
      <text:p text:style-name="P13"><text:tab/>}</text:p>
      <text:p text:style-name="P13"/>
      <text:p text:style-name="P13"><text:tab/>/**</text:p>
      <text:p text:style-name="P13"><text:tab/> * getPrintableStack</text:p>
      <text:p text:style-name="P13"><text:tab/> *</text:p>
      <text:p text:style-name="P13"><text:tab/> * get a string containing the autoloader stack in printable format</text:p>
      <text:p text:style-name="P13"><text:tab/> * <text:span text:style-name="T1">@return</text:span> string $buffer</text:p>
      <text:p text:style-name="P13"><text:tab/> */</text:p>
      <text:p text:style-name="P13"><text:tab/>public static function printableStack()</text:p>
      <text:p text:style-name="P13"><text:tab/>{</text:p>
      <text:p text:style-name="P13"><text:tab/><text:tab/>return (string)self::allocateStack();</text:p>
      <text:p text:style-name="P13"><text:tab/>}</text:p>
      <text:p text:style-name="P13"/>
      <text:p text:style-name="P13">}</text:p>
      <text:p text:style-name="P1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6pt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lass_20_Default" style:display-name="Class Default" style:family="paragraph">
      <style:text-properties style:font-name="DejaVu Serif" fo:font-family="'DejaVu Serif'" style:font-style-name="Book" style:font-family-generic="roman" style:font-pitch="variable" fo:font-size="11pt" style:font-weight-asian="normal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6pt solid #000000" style:shadow="none" draw:shadow-opacity="100%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rary Autoload\Spl<text:tab/><text:tab/><text:tab/><text:page-number text:select-page="current">13</text:page-number><text:tab/><text:tab/><text:tab/><text:tab/><text:date style:data-style-name="N76" text:date-value="2015-05-01T14:22:13.454415667">May 1,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2T16:20:01</meta:creation-date>
    <dc:title>ClassDefault</dc:title>
    <meta:editing-duration>P1DT8H3M31S</meta:editing-duration>
    <meta:editing-cycles>35</meta:editing-cycles>
    <meta:generator>LibreOffice/4.3.7.2$Linux_X86_64 LibreOffice_project/430$Build-2</meta:generator>
    <meta:initial-creator>Jay Wheeler</meta:initial-creator>
    <dc:date>2015-05-01T14:22:13.289768086</dc:date>
    <meta:document-statistic meta:table-count="8" meta:image-count="0" meta:object-count="0" meta:page-count="13" meta:paragraph-count="426" meta:word-count="2029" meta:character-count="13634" meta:non-whitespace-character-count="11555"/>
    <meta:template xlink:type="simple" xlink:actuate="onRequest" xlink:title="ClassDefault" xlink:href="../ClassDefault.ott" meta:date="2012-06-03T14:36:03"/>
  </office:meta>
</office:document-meta>
</file>